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06pt"/>
    </style:style>
    <style:style style:name="co2" style:family="table-column">
      <style:table-column-properties fo:break-before="auto" style:column-width="24.66pt"/>
    </style:style>
    <style:style style:name="co3" style:family="table-column">
      <style:table-column-properties fo:break-before="auto" style:column-width="63.24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2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Proveed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B Mate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296" calcext:value-type="currency">
            <text:p>296.00 USD</text:p>
          </table:table-cell>
          <table:table-cell table:style-name="ce1" office:value-type="currency" office:currency="USD" office:value="40" calcext:value-type="currency">
            <text:p>40.00 USD</text:p>
          </table:table-cell>
          <table:table-cell table:style-name="ce1" office:value-type="string" calcext:value-type="string">
            <text:p>PCB Cart</text:p>
          </table:table-cell>
          <table:table-cell table:number-columns-repeated="2"/>
          <table:table-cell office:value-type="string" calcext:value-type="string">
            <text:p>PCB Cart</text:p>
          </table:table-cell>
          <table:table-cell table:style-name="ce3" table:formula="of:=([.C2]+[.D2])*[.C9]" office:value-type="currency" office:currency="ARS" office:value="5880" calcext:value-type="currency">
            <text:p>$5,880.00</text:p>
          </table:table-cell>
          <table:table-cell/>
        </table:table-row>
        <table:table-row table:style-name="ro1">
          <table:table-cell office:value-type="string" calcext:value-type="string">
            <text:p>Components Mate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326.83" calcext:value-type="currency">
            <text:p>326.83 USD</text:p>
          </table:table-cell>
          <table:table-cell table:style-name="ce1" office:value-type="currency" office:currency="USD" office:value="35" calcext:value-type="currency">
            <text:p>35.00 USD</text:p>
          </table:table-cell>
          <table:table-cell table:style-name="ce1"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Mouser</text:p>
          </table:table-cell>
          <table:table-cell table:style-name="ce3" table:formula="of:=([.D3]+[.C3]+[.C5])*[.C9]" office:value-type="currency" office:currency="ARS" office:value="8574.475" calcext:value-type="currency">
            <text:p>$8,574.48</text:p>
          </table:table-cell>
          <table:table-cell/>
        </table:table-row>
        <table:table-row table:style-name="ro1">
          <table:table-cell office:value-type="string" calcext:value-type="string">
            <text:p>PCB Base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90" calcext:value-type="currency">
            <text:p>90.00 USD</text:p>
          </table:table-cell>
          <table:table-cell table:style-name="ce1"/>
          <table:table-cell table:style-name="ce1" office:value-type="string" calcext:value-type="string">
            <text:p>Meyer</text:p>
          </table:table-cell>
          <table:table-cell table:number-columns-repeated="2"/>
          <table:table-cell office:value-type="string" calcext:value-type="string">
            <text:p>Meyer</text:p>
          </table:table-cell>
          <table:table-cell table:style-name="ce3" table:formula="of:=[.C4]*[.C9]" office:value-type="currency" office:currency="ARS" office:value="1575" calcext:value-type="currency">
            <text:p>$1,575.00</text:p>
          </table:table-cell>
          <table:table-cell table:style-name="ce3"/>
        </table:table-row>
        <table:table-row table:style-name="ro1">
          <table:table-cell office:value-type="string" calcext:value-type="string">
            <text:p>Components Base</text:p>
          </table:table-cell>
          <table:table-cell office:value-type="float" office:value="3" calcext:value-type="float">
            <text:p>3</text:p>
          </table:table-cell>
          <table:table-cell table:style-name="ce1" office:value-type="currency" office:currency="USD" office:value="128.14" calcext:value-type="currency">
            <text:p>128.14 USD</text:p>
          </table:table-cell>
          <table:table-cell table:style-name="ce1"/>
          <table:table-cell table:style-name="ce1" office:value-type="string" calcext:value-type="string">
            <text:p>Mouser</text:p>
          </table:table-cell>
          <table:table-cell table:number-columns-repeated="2"/>
          <table:table-cell office:value-type="string" calcext:value-type="string">
            <text:p>Assembly</text:p>
          </table:table-cell>
          <table:table-cell table:style-name="ce3" table:formula="of:=[.C7]*[.C9]" office:value-type="currency" office:currency="ARS" office:value="1575" calcext:value-type="currency">
            <text:p>$1,575.00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1" table:formula="of:=SUM([.C2:.C5])" office:value-type="currency" office:currency="USD" office:value="840.97" calcext:value-type="currency">
            <text:p>840.97 USD</text:p>
          </table:table-cell>
          <table:table-cell table:style-name="ce1" table:formula="of:=SUM([.D2:.D5])" office:value-type="currency" office:currency="USD" office:value="75" calcext:value-type="currency">
            <text:p>75.00 USD</text:p>
          </table:table-cell>
          <table:table-cell table:style-name="ce1" table:formula="of:=SUM([.C6:.D6])" office:value-type="currency" office:currency="USD" office:value="915.97" calcext:value-type="currency">
            <text:p>915.97 USD</text:p>
          </table:table-cell>
          <table:table-cell table:style-name="ce3" table:formula="of:=[.E6]*[.C9]" office:value-type="currency" office:currency="ARS" office:value="16029.475" calcext:value-type="currency">
            <text:p>$16,029.48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office:value-type="string" calcext:value-type="string">
            <text:p>Manufacturing</text:p>
          </table:table-cell>
          <table:table-cell/>
          <table:table-cell table:style-name="ce1" office:value-type="currency" office:currency="USD" office:value="90" calcext:value-type="currency">
            <text:p>90.00 USD</text:p>
          </table:table-cell>
          <table:table-cell table:style-name="ce1" table:number-columns-repeated="2"/>
          <table:table-cell table:style-name="ce3" table:formula="of:=[.C9]*[.C7]" office:value-type="currency" office:currency="ARS" office:value="1575" calcext:value-type="currency">
            <text:p>$1,575.00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  <table:table-cell table:style-name="ce3" table:formula="of:=SUM([.F6:.F7])" office:value-type="currency" office:currency="ARS" office:value="17604.475" calcext:value-type="currency">
            <text:p>$17,604.48</text:p>
          </table:table-cell>
          <table:table-cell table:number-columns-repeated="2"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>
            <text:p>1u$s</text:p>
          </table:table-cell>
          <table:table-cell table:style-name="ce3" office:value-type="currency" office:currency="ARS" office:value="17.5" calcext:value-type="currency">
            <text:p>$17.50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verigu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ntos top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uras con empresas extranjeras ($ o U$s, shipping, et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cedimiento (como pagar, que items deben figurar en la factura, etc)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5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18:23.7354844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46:30.772283527</meta:creation-date>
    <dc:date>2017-07-24T16:46:58.672622714</dc:date>
    <meta:editing-duration>PT10M55S</meta:editing-duration>
    <meta:editing-cycles>3</meta:editing-cycles>
    <meta:generator>LibreOffice/5.1.6.2$Linux_X86_64 LibreOffice_project/10m0$Build-2</meta:generator>
    <meta:document-statistic meta:table-count="1" meta:cell-count="45" meta:object-count="0"/>
  </office:meta>
</office:document-meta>
</file>